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1ff5b0b" officeooo:paragraph-rsid="002cc967" style:font-size-asian="21pt" style:font-weight-asian="bold" style:font-size-complex="24pt" style:font-weight-complex="bold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2c6b143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2c7c814"/>
    </style:style>
    <style:style style:name="P6" style:family="paragraph" style:parent-style-name="Text_20_body">
      <style:paragraph-properties fo:margin-top="0cm" fo:margin-bottom="0cm" loext:contextual-spacing="false"/>
      <style:text-properties officeooo:rsid="02c50048" officeooo:paragraph-rsid="02c50048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2cefc43"/>
    </style:style>
    <style:style style:name="P8" style:family="paragraph" style:parent-style-name="Text_20_body" style:list-style-name="L2"/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  <style:text-properties officeooo:paragraph-rsid="02c7c814"/>
    </style:style>
    <style:style style:name="P12" style:family="paragraph" style:parent-style-name="Text_20_body" style:list-style-name="L2">
      <style:paragraph-properties fo:margin-top="0cm" fo:margin-bottom="0cm" loext:contextual-spacing="false"/>
      <style:text-properties officeooo:paragraph-rsid="02c6b143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2c6b143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2c50048" officeooo:paragraph-rsid="02c50048"/>
    </style:style>
    <style:style style:name="P15" style:family="paragraph" style:parent-style-name="Heading_20_2" style:list-style-name="L1">
      <style:paragraph-properties fo:text-align="start" style:justify-single-word="false"/>
      <style:text-properties fo:font-size="18pt" fo:font-weight="bold" officeooo:rsid="0285258a" officeooo:paragraph-rsid="02af3e22" style:font-size-asian="18pt" style:font-weight-asian="bold" style:font-size-complex="18pt" style:font-weight-complex="bold"/>
    </style:style>
    <style:style style:name="T1" style:family="text">
      <style:text-properties officeooo:rsid="02c309d5"/>
    </style:style>
    <style:style style:name="T2" style:family="text">
      <style:text-properties officeooo:rsid="02c6b143"/>
    </style:style>
    <style:style style:name="T3" style:family="text">
      <style:text-properties officeooo:rsid="02c7c814"/>
    </style:style>
    <style:style style:name="T4" style:family="text">
      <style:text-properties officeooo:rsid="02ca0cb8"/>
    </style:style>
    <style:style style:name="T5" style:family="text">
      <style:text-properties officeooo:rsid="02cc41b2"/>
    </style:style>
    <style:style style:name="T6" style:family="text">
      <style:text-properties officeooo:rsid="02cefc43"/>
    </style:style>
    <style:style style:name="T7" style:family="text">
      <style:text-properties officeooo:rsid="02cfde24"/>
    </style:style>
    <style:style style:name="T8" style:family="text">
      <style:text-properties officeooo:rsid="02d3f21b"/>
    </style:style>
    <style:style style:name="T9" style:family="text">
      <style:text-properties officeooo:rsid="02d930b6"/>
    </style:style>
    <style:style style:name="T10" style:family="text">
      <style:text-properties officeooo:rsid="02df0e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1">4 Docker</text:span></text:p>
      <text:p text:style-name="P2"/>
      <text:list xml:id="list2539317990155676821" text:style-name="L1">
        <text:list-header>
          <text:p text:style-name="P15">Assignment</text:p>
        </text:list-header>
        <text:list-item text:style-override="L2">
          <text:p text:style-name="P10">Signup on dockerhub. </text:p>
        </text:list-item>
      </text:list>
      <text:p text:style-name="P3"/>
      <text:p text:style-name="P3"><text:s text:c="7"/>!<text:span text:style-name="T10">[Dockerhub login]()</text:span></text:p>
      <text:p text:style-name="P3"/>
      <text:list xml:id="list190026945064720" text:continue-list="list2539317990155676821" text:style-name="L2">
        <text:list-item>
          <text:p text:style-name="P11">Login on dockerhub and create a repository by providing repo name "mytestrepo" and a little description about the same.</text:p>
        </text:list-item>
      </text:list>
      <text:p text:style-name="P5"/>
      <text:p text:style-name="P5"><text:s text:c="7"/>!<text:span text:style-name="T10">[mytestrepo]()</text:span></text:p>
      <text:list xml:id="list190028405828529" text:continue-numbering="true" text:style-name="L2">
        <text:list-header>
          <text:p text:style-name="P11"><text:s/></text:p>
        </text:list-header>
        <text:list-item>
          <text:p text:style-name="P12">Search for "centos" image on docker using commandline.</text:p>
        </text:list-item>
      </text:list>
      <text:p text:style-name="P4"/>
      <text:p text:style-name="P4"><text:s text:c="8"/><text:span text:style-name="T2">```</text:span></text:p>
      <text:p text:style-name="P4"><text:s text:c="8"/><text:span text:style-name="T2">$ sudo docker search centos</text:span></text:p>
      <text:p text:style-name="P4"><text:s text:c="8"/><text:span text:style-name="T2">```</text:span></text:p>
      <text:list xml:id="list190028006770524" text:continue-numbering="true" text:style-name="L2">
        <text:list-header>
          <text:p text:style-name="P12"><text:s/></text:p>
        </text:list-header>
      </text:list>
      <text:p text:style-name="P4"><text:s text:c="8"/>!<text:span text:style-name="T10">[docker search]()</text:span></text:p>
      <text:p text:style-name="P4"/>
      <text:list xml:id="list190028236858053" text:continue-numbering="true" text:style-name="L2">
        <text:list-item>
          <text:p text:style-name="P10">Limit out search result to 10 entries only. </text:p>
        </text:list-item>
      </text:list>
      <text:p text:style-name="P3"/>
      <text:p text:style-name="P3"><text:s text:c="8"/><text:span text:style-name="T2">```</text:span></text:p>
      <text:p text:style-name="P4"><text:s text:c="9"/><text:span text:style-name="T2">$ sudo docker search centos --limit 10</text:span></text:p>
      <text:p text:style-name="P3"><text:s text:c="8"/><text:span text:style-name="T2">```</text:span></text:p>
      <text:p text:style-name="P3"/>
      <text:p text:style-name="P3"><text:s text:c="8"/>!<text:span text:style-name="T10">[docker search limit]()</text:span></text:p>
      <text:p text:style-name="P3"/>
      <text:list xml:id="list190027868301902" text:continue-numbering="true" text:style-name="L2">
        <text:list-item>
          <text:p text:style-name="P10">Apply a filter on search result to show entries for images having 3 stars. </text:p>
        </text:list-item>
      </text:list>
      <text:p text:style-name="P3"/>
      <text:p text:style-name="P3"><text:s text:c="8"/><text:span text:style-name="T2">```</text:span></text:p>
      <text:p text:style-name="P3"><text:s text:c="9"/></text:p>
      <text:p text:style-name="P3"><text:s text:c="8"/><text:span text:style-name="T2">```</text:span></text:p>
      <text:p text:style-name="P3"/>
      <text:p text:style-name="P3"><text:s text:c="7"/>!<text:span text:style-name="T10">[docker filter]()</text:span></text:p>
      <text:p text:style-name="P3"/>
      <text:list xml:id="list190027733400802" text:continue-numbering="true" text:style-name="L2">
        <text:list-item>
          <text:p text:style-name="P10"><text:soft-page-break/>Format the search result to get output containing only name,description and is_official values. </text:p>
        </text:list-item>
      </text:list>
      <text:p text:style-name="P6"/>
      <text:p text:style-name="P6"><text:s text:c="8"/>```</text:p>
      <text:p text:style-name="P6"><text:s text:c="8"/>$ sudo docker search --format "{{.Name}}:{{.Description}}:{{.IsOfficial}}" centos</text:p>
      <text:p text:style-name="P6"><text:s text:c="8"/>```</text:p>
      <text:p text:style-name="P6"/>
      <text:p text:style-name="P6"><text:s text:c="8"/>!<text:span text:style-name="T10">[docker format]()</text:span></text:p>
      <text:p text:style-name="P6"/>
      <text:list xml:id="list190027040561029" text:continue-numbering="true" text:style-name="L2">
        <text:list-item>
          <text:p text:style-name="P10">Pull an image named "centos" from dockerhub. </text:p>
        </text:list-item>
      </text:list>
      <text:p text:style-name="P3"/>
      <text:p text:style-name="P3"><text:s text:c="7"/><text:span text:style-name="T3">```</text:span></text:p>
      <text:p text:style-name="P7"><text:s text:c="7"/><text:span text:style-name="T6">$ sudo docker pull centos</text:span></text:p>
      <text:p text:style-name="P3"><text:s text:c="7"/><text:span text:style-name="T3">```</text:span></text:p>
      <text:p text:style-name="P3"/>
      <text:p text:style-name="P3"><text:s text:c="7"/>!<text:span text:style-name="T10">[docker pull]()</text:span></text:p>
      <text:p text:style-name="P3"/>
      <text:list xml:id="list190027865821015" text:continue-numbering="true" text:style-name="L2">
        <text:list-item>
          <text:p text:style-name="P10">Tag "centos" image with name "mycentos" in your repository with version 1.1 </text:p>
        </text:list-item>
      </text:list>
      <text:p text:style-name="P3"/>
      <text:p text:style-name="P3"><text:s text:c="7"/><text:span text:style-name="T4">```</text:span></text:p>
      <text:p text:style-name="P3"><text:s text:c="7"/><text:span text:style-name="T7">$ sudo docker image tag centos lovedeep/mycentos:v1.1</text:span></text:p>
      <text:p text:style-name="P3"><text:s text:c="7"/><text:span text:style-name="T4">```</text:span></text:p>
      <text:p text:style-name="P3"/>
      <text:p text:style-name="P3"><text:s text:c="7"/>!<text:span text:style-name="T10">[docker tag]()</text:span></text:p>
      <text:p text:style-name="P3"/>
      <text:list xml:id="list190028379925964" text:continue-numbering="true" text:style-name="L2">
        <text:list-item>
          <text:p text:style-name="P10">Push that image to your repo "mytestrepo" on your dockerhub. </text:p>
        </text:list-item>
      </text:list>
      <text:p text:style-name="P3"/>
      <text:p text:style-name="P3"><text:s text:c="7"/><text:span text:style-name="T4">```</text:span></text:p>
      <text:p text:style-name="P3"><text:s text:c="7"/><text:span text:style-name="T8">$ sudo docker push lovedeep/mycentos:v1.1</text:span></text:p>
      <text:p text:style-name="P3"><text:s text:c="7"/><text:span text:style-name="T4">```</text:span></text:p>
      <text:p text:style-name="P3"/>
      <text:p text:style-name="P3"><text:s text:c="7"/>!<text:span text:style-name="T10">[docker login]()</text:span></text:p>
      <text:p text:style-name="P3"/>
      <text:p text:style-name="P3"><text:s text:c="7"/>!<text:span text:style-name="T10">[docker push]()</text:span></text:p>
      <text:p text:style-name="P3"/>
      <text:list xml:id="list190028408458520" text:continue-numbering="true" text:style-name="L2">
        <text:list-item>
          <text:p text:style-name="P8">Do commandline logout on dockerhub. </text:p>
        </text:list-item>
      </text:list>
      <text:p text:style-name="Text_20_body"/>
      <text:p text:style-name="Text_20_body"><text:s text:c="7"/><text:span text:style-name="T5">```</text:span></text:p>
      <text:p text:style-name="Text_20_body"><text:s text:c="7"/><text:span text:style-name="T9">$ sudo docker logout</text:span></text:p>
      <text:p text:style-name="Text_20_body"><text:soft-page-break/><text:s text:c="7"/><text:span text:style-name="T5">```</text:span></text:p>
      <text:p text:style-name="Text_20_body"/>
      <text:p text:style-name="Text_20_body"/>
      <text:p text:style-name="Text_20_body">!<text:span text:style-name="T10">[docker logout]()</text:span></text:p>
      <text:list xml:id="list190027384526350" text:continue-list="list190028408458520" text:style-name="L1">
        <text:list-header>
          <text:p text:style-name="P1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7-20T19:00:25.778634244</dc:date>
    <meta:editing-duration>P1DT12H45M44S</meta:editing-duration>
    <meta:editing-cycles>344</meta:editing-cycles>
    <meta:generator>LibreOffice/5.1.6.2$Linux_X86_64 LibreOffice_project/10m0$Build-2</meta:generator>
    <meta:document-statistic meta:table-count="0" meta:image-count="0" meta:object-count="0" meta:page-count="3" meta:paragraph-count="50" meta:word-count="197" meta:character-count="1448" meta:non-whitespace-character-count="1048"/>
  </office:meta>
</office:document-meta>
</file>